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229445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71005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c29c0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14903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68ec0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43bf8e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f2bbd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587f80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5bb1b6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5fbaf3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6eff88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6f8cb2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86790d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fo:font-weight="bold" officeooo:paragraph-rsid="00229445" style:font-name-asian="WenQuanYi Micro Hei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WenQuanYi Micro Hei" fo:font-size="12pt" fo:font-weight="bold" officeooo:paragraph-rsid="002678e6" style:font-name-asian="WenQuanYi Micro Hei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WenQuanYi Micro Hei" fo:font-size="12pt" fo:font-weight="bold" officeooo:paragraph-rsid="002c29c0" style:font-name-asian="WenQuanYi Micro Hei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WenQuanYi Micro Hei" fo:font-size="12pt" fo:font-weight="bold" officeooo:paragraph-rsid="002fa8c5" style:font-name-asian="WenQuanYi Micro Hei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WenQuanYi Micro Hei" fo:font-size="12pt" fo:font-weight="bold" officeooo:paragraph-rsid="00368ec0" style:font-name-asian="WenQuanYi Micro Hei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WenQuanYi Micro Hei" fo:font-size="12pt" fo:font-weight="bold" officeooo:paragraph-rsid="0043bf8e" style:font-name-asian="WenQuanYi Micro Hei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WenQuanYi Micro Hei" fo:font-size="12pt" fo:font-weight="bold" officeooo:paragraph-rsid="004f2bbd" style:font-name-asian="WenQuanYi Micro Hei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WenQuanYi Micro Hei" fo:font-size="12pt" fo:font-weight="bold" officeooo:paragraph-rsid="00587f80" style:font-name-asian="WenQuanYi Micro Hei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WenQuanYi Micro Hei" fo:font-size="12pt" fo:font-weight="bold" officeooo:paragraph-rsid="005bb1b6" style:font-name-asian="WenQuanYi Micro Hei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WenQuanYi Micro Hei" fo:font-size="12pt" fo:font-weight="bold" officeooo:paragraph-rsid="005fbaf3" style:font-name-asian="WenQuanYi Micro Hei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WenQuanYi Micro Hei" fo:font-size="12pt" fo:font-weight="bold" officeooo:paragraph-rsid="0070cc73" style:font-name-asian="WenQuanYi Micro Hei" style:font-size-asian="12pt" style:font-weight-asian="bold" style:font-size-complex="12pt" style:font-weight-complex="bold"/>
    </style:style>
    <style:style style:name="P25" style:family="paragraph" style:parent-style-name="Standard" style:master-page-name="Standard">
      <style:paragraph-properties style:page-number="auto"/>
      <style:text-properties style:font-name="WenQuanYi Micro Hei" fo:font-size="12pt" style:font-name-asian="WenQuanYi Micro Hei" style:font-size-asian="12pt" style:font-size-complex="12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size-asian="12pt" style:font-size-complex="12pt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name-asian="WenQuanYi Micro Hei" style:font-size-asian="12pt" style:font-size-complex="12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style:font-name-asian="WenQuanYi Micro Hei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style:font-size-asian="14pt" style:font-size-complex="14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style:font-name-asian="WenQuanYi Micro Hei" style:font-size-asian="14pt" style:font-size-complex="14pt"/>
    </style:style>
    <style:style style:name="T1" style:family="text">
      <style:text-properties officeooo:rsid="00229445"/>
    </style:style>
    <style:style style:name="T2" style:family="text">
      <style:text-properties officeooo:rsid="0024cb9a"/>
    </style:style>
    <style:style style:name="T3" style:family="text">
      <style:text-properties fo:font-weight="bold" officeooo:rsid="006eff88" style:font-weight-asian="bold" style:font-weight-complex="bold"/>
    </style:style>
    <style:style style:name="T4" style:family="text">
      <style:text-properties officeooo:rsid="002678e6"/>
    </style:style>
    <style:style style:name="T5" style:family="text">
      <style:text-properties officeooo:rsid="00271005"/>
    </style:style>
    <style:style style:name="T6" style:family="text">
      <style:text-properties officeooo:rsid="002c29c0"/>
    </style:style>
    <style:style style:name="T7" style:family="text">
      <style:text-properties officeooo:rsid="002ccad9"/>
    </style:style>
    <style:style style:name="T8" style:family="text">
      <style:text-properties officeooo:rsid="002fa8c5"/>
    </style:style>
    <style:style style:name="T9" style:family="text">
      <style:text-properties officeooo:rsid="00331656"/>
    </style:style>
    <style:style style:name="T10" style:family="text">
      <style:text-properties officeooo:rsid="00368ec0"/>
    </style:style>
    <style:style style:name="T11" style:family="text">
      <style:text-properties officeooo:rsid="003707d5"/>
    </style:style>
    <style:style style:name="T12" style:family="text">
      <style:text-properties officeooo:rsid="00393fbd"/>
    </style:style>
    <style:style style:name="T13" style:family="text">
      <style:text-properties officeooo:rsid="003df0aa"/>
    </style:style>
    <style:style style:name="T14" style:family="text">
      <style:text-properties officeooo:rsid="003e72ab"/>
    </style:style>
    <style:style style:name="T15" style:family="text">
      <style:text-properties officeooo:rsid="00403c9c"/>
    </style:style>
    <style:style style:name="T16" style:family="text">
      <style:text-properties officeooo:rsid="0043bf8e"/>
    </style:style>
    <style:style style:name="T17" style:family="text">
      <style:text-properties officeooo:rsid="004587c2"/>
    </style:style>
    <style:style style:name="T18" style:family="text">
      <style:text-properties officeooo:rsid="00478668"/>
    </style:style>
    <style:style style:name="T19" style:family="text">
      <style:text-properties officeooo:rsid="004f2bbd"/>
    </style:style>
    <style:style style:name="T20" style:family="text">
      <style:text-properties officeooo:rsid="005238f9"/>
    </style:style>
    <style:style style:name="T21" style:family="text">
      <style:text-properties officeooo:rsid="00531ede"/>
    </style:style>
    <style:style style:name="T22" style:family="text">
      <style:text-properties officeooo:rsid="00587f80"/>
    </style:style>
    <style:style style:name="T23" style:family="text">
      <style:text-properties officeooo:rsid="005bb1b6"/>
    </style:style>
    <style:style style:name="T24" style:family="text">
      <style:text-properties officeooo:rsid="005d9aec"/>
    </style:style>
    <style:style style:name="T25" style:family="text">
      <style:text-properties officeooo:rsid="005fbaf3"/>
    </style:style>
    <style:style style:name="T26" style:family="text">
      <style:text-properties officeooo:rsid="00616224"/>
    </style:style>
    <style:style style:name="T27" style:family="text">
      <style:text-properties officeooo:rsid="0062ad91"/>
    </style:style>
    <style:style style:name="T28" style:family="text">
      <style:text-properties officeooo:rsid="00672ef9"/>
    </style:style>
    <style:style style:name="T29" style:family="text">
      <style:text-properties officeooo:rsid="00691c07"/>
    </style:style>
    <style:style style:name="T30" style:family="text">
      <style:text-properties officeooo:rsid="006a272b"/>
    </style:style>
    <style:style style:name="T31" style:family="text">
      <style:text-properties officeooo:rsid="006df429"/>
    </style:style>
    <style:style style:name="T32" style:family="text">
      <style:text-properties officeooo:rsid="006eff88"/>
    </style:style>
    <style:style style:name="T33" style:family="text">
      <style:text-properties officeooo:rsid="0070cc73"/>
    </style:style>
    <style:style style:name="T34" style:family="text">
      <style:text-properties officeooo:rsid="007474ec"/>
    </style:style>
    <style:style style:name="T35" style:family="text">
      <style:text-properties officeooo:rsid="0075dfbf"/>
    </style:style>
    <style:style style:name="T36" style:family="text">
      <style:text-properties officeooo:rsid="0077d6f5"/>
    </style:style>
    <style:style style:name="T37" style:family="text">
      <style:text-properties officeooo:rsid="0078620d"/>
    </style:style>
    <style:style style:name="T38" style:family="text">
      <style:text-properties officeooo:rsid="007928a8"/>
    </style:style>
    <style:style style:name="T39" style:family="text">
      <style:text-properties officeooo:rsid="007daa87"/>
    </style:style>
    <style:style style:name="T40" style:family="text">
      <style:text-properties officeooo:rsid="00822fb9"/>
    </style:style>
    <style:style style:name="T41" style:family="text">
      <style:text-properties officeooo:rsid="00849261"/>
    </style:style>
    <style:style style:name="T42" style:family="text">
      <style:text-properties officeooo:rsid="008679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Java字符串类型为String类，下面介绍如何操作字符串。</text:p>
      <text:p text:style-name="P14"><text:span text:style-name="T1">1、字符串连接</text:span></text:p>
      <text:p text:style-name="P1"><text:span text:style-name="T1">字符串连接使用“</text:span><text:span text:style-name="T2">+”符号，如下例子：</text:span></text:p>
      <text:p text:style-name="P28"><text:tab/><text:tab/>String s = new String("Hello");</text:p>
      <text:p text:style-name="P28"><text:tab/><text:tab/>String s2 = new String("World");</text:p>
      <text:p text:style-name="P28"><text:tab/><text:tab/>System.out.println(s + " " + s2); // Hello World</text:p>
      <text:p text:style-name="P15"><text:span text:style-name="T4">2、获取字符串长度</text:span></text:p>
      <text:p text:style-name="P2"><text:span text:style-name="T4">获取字符串长度使用str.</text:span><text:span text:style-name="T5">length()，如下例子：</text:span></text:p>
      <text:p text:style-name="P27"><text:tab/><text:tab/>String s3 = new String("Hello Java");</text:p>
      <text:p text:style-name="P27"><text:tab/><text:tab/>System.out.println(s3.length()); // 10</text:p>
      <text:p text:style-name="P16"><text:span text:style-name="T6">3、获取指定字符串的索引</text:span></text:p>
      <text:p text:style-name="P3"><text:span text:style-name="T6">获取指定字符串的索引使用str.indexOf</text:span><text:span text:style-name="T7">(substr)、str.lastIndexOf(substr)，如下例子：</text:span></text:p>
      <text:p text:style-name="P27"><text:tab/><text:tab/>String s4 = new String("how are you");</text:p>
      <text:p text:style-name="P27"><text:tab/><text:tab/>System.out.println(s4.indexOf("o")); // 1 从头开始查找</text:p>
      <text:p text:style-name="P27"><text:tab/><text:tab/>System.out.println(s4.lastIndexOf("o")); // 9 从尾开始查找</text:p>
      <text:p text:style-name="P17"><text:span text:style-name="T8">4、获取指定索引的字符</text:span></text:p>
      <text:p text:style-name="P4"><text:span text:style-name="T8">获取指定索引的字符使用</text:span><text:span text:style-name="T9">str.charAt(index)，如下例子：</text:span></text:p>
      <text:p text:style-name="P27"><text:tab/><text:tab/>String s5 = new String("Hello Java");</text:p>
      <text:p text:style-name="P27"><text:tab/><text:tab/>System.out.println(s5.charAt(4)); // o</text:p>
      <text:p text:style-name="P18"><text:span text:style-name="T10">5、去除字符串中的空格</text:span></text:p>
      <text:p text:style-name="P5"><text:span text:style-name="T10">去除字符串中的空格有多种方法</text:span><text:span text:style-name="T11">，使用</text:span><text:span text:style-name="T13">str.trim()或str.replaceAll(regex, </text:span><text:span text:style-name="T14">replacement</text:span><text:span text:style-name="T13">)，</text:span><text:span text:style-name="T15">也可以借用StringTokenizer类对字符串使用空格进行分隔，使用前需要import包</text:span><text:span text:style-name="T17">java.util.StringTokenizer，</text:span><text:span text:style-name="T11">如下例子：</text:span></text:p>
      <text:p text:style-name="P27"><text:tab/><text:tab/>String s6 = new String(" <text:s/>Hello Java <text:s/>");</text:p>
      <text:p text:style-name="P27"><text:tab/><text:tab/>String s7 = s6.trim(); // 去除字符串开始<text:span text:style-name="T12">、结尾处的空格</text:span></text:p>
      <text:p text:style-name="P27"><text:tab/><text:tab/>String s8 = s6.replaceAll(" ", ""); // 替换字符串中的全部空格</text:p>
      <text:p text:style-name="P27"><text:tab/><text:tab/>StringTokenizer st = new StringTokenizer(s6, " "); // 使用空格分隔字符串</text:p>
      <text:p text:style-name="P27"><text:tab/><text:tab/>StringBuffer sb = new StringBuffer();</text:p>
      <text:p text:style-name="P27"><text:tab/><text:tab/>while (st.hasMoreTokens()) {</text:p>
      <text:p text:style-name="P27"><text:tab/><text:tab/><text:tab/>sb.append(st.nextToken());</text:p>
      <text:p text:style-name="P27"><text:tab/><text:tab/>}</text:p>
      <text:p text:style-name="P27"><text:tab/><text:tab/>System.out.println("\"" + s6 + "\"" + "length = " + s6.length()); // " <text:s/>Hello Java <text:s/>"length = 14</text:p>
      <text:p text:style-name="P27"><text:tab/><text:tab/>System.out.println("\"" + s7 + "\"" + "length = " + s7.length()); // "Hello Java"length = 10</text:p>
      <text:p text:style-name="P27"><text:tab/><text:tab/>System.out.println("\"" + s8 + "\"" + "length = " + s8.length()); // "HelloJava"length = 9</text:p>
      <text:p text:style-name="P27"><text:tab/><text:tab/>System.out.println("\"" + sb.toString() + "\"" + "length = " + sb.toString().length()); // "HelloJava"length = 9</text:p>
      <text:p text:style-name="P19"><text:soft-page-break/><text:span text:style-name="T16">6、替换字符串</text:span></text:p>
      <text:p text:style-name="P6"><text:span text:style-name="T16">替换字符串可以替换全部子串，也可以替换第一个子串</text:span><text:span text:style-name="T18">，如下例子：</text:span></text:p>
      <text:p text:style-name="P28"><text:tab/><text:tab/>String sr = new String("abc abd bcd");</text:p>
      <text:p text:style-name="P28"><text:tab/><text:tab/>String sr2 = sr.replace("ab", "xx"); // 替换全部子串</text:p>
      <text:p text:style-name="P28"><text:tab/><text:tab/>String sr3 = sr.replaceFirst("ab", "xx"); // 替换第一个字串</text:p>
      <text:p text:style-name="P28"><text:tab/><text:tab/>System.out.println(sr2); // "xxc xxd bcd"</text:p>
      <text:p text:style-name="P28"><text:tab/><text:tab/>System.out.println(sr3); // "xxc adb bcd"</text:p>
      <text:p text:style-name="P20"><text:span text:style-name="T19">7、字符串判等</text:span></text:p>
      <text:p text:style-name="P7"><text:span text:style-name="T19">字符串判等有多种情况</text:span><text:span text:style-name="T20">，例如字符串内容判等</text:span><text:span text:style-name="T21">、是否忽略大小写、内存地址判等、字符串开始或结尾处判断等，如下例子：</text:span></text:p>
      <text:p text:style-name="P30"><text:tab/><text:tab/>String se = new String("Summer is so Hot");</text:p>
      <text:p text:style-name="P30"><text:tab/><text:tab/>String se1 = new String("Summer is so Hot");</text:p>
      <text:p text:style-name="P30"><text:tab/><text:tab/>String se2 = new String("summer is so hot");</text:p>
      <text:p text:style-name="P30"><text:tab/><text:tab/>String se3 = se;</text:p>
      <text:p text:style-name="P30"><text:tab/><text:tab/>System.out.println(se == se1); // false 比较内存而非字符串内容</text:p>
      <text:p text:style-name="P30"><text:tab/><text:tab/>System.out.println(se == se3); // true</text:p>
      <text:p text:style-name="P30"><text:tab/><text:tab/>System.out.println(se.equals(se1)); // true 比较字符串内容</text:p>
      <text:p text:style-name="P30"><text:tab/><text:tab/>System.out.println(se.equals(se2)); // false</text:p>
      <text:p text:style-name="P30"><text:tab/><text:tab/>System.out.println(se.equalsIgnoreCase(se2)); // true 忽略大小写</text:p>
      <text:p text:style-name="P30"><text:tab/><text:tab/>System.out.println(se2.startsWith("summer")); // true 字符串开始</text:p>
      <text:p text:style-name="P30"><text:tab/><text:tab/>System.out.println(se2.endsWith("cold")); // false 字符串结尾</text:p>
      <text:p text:style-name="P21"><text:span text:style-name="T22">8、字符串大小写转换</text:span></text:p>
      <text:p text:style-name="P8"><text:span text:style-name="T22">字符串大小写转换如下例子</text:span><text:span text:style-name="T23">：</text:span></text:p>
      <text:p text:style-name="P27"><text:tab/><text:tab/>String sc = new String("hello WORLD");</text:p>
      <text:p text:style-name="P27"><text:tab/><text:tab/>String scl = sc.toLowerCase(); // hello world <text:span text:style-name="T23">转换为小写</text:span></text:p>
      <text:p text:style-name="P27"><text:tab/><text:tab/>String scu = sc.toUpperCase(); // HELLO WORLD 转换为大写</text:p>
      <text:p text:style-name="P27"><text:tab/><text:tab/>System.out.println(scl + " " + scu);</text:p>
      <text:p text:style-name="P22"><text:span text:style-name="T23">9、字符串分隔</text:span></text:p>
      <text:p text:style-name="P9"><text:span text:style-name="T23">字符串分隔</text:span><text:span text:style-name="T24">如下例子：</text:span></text:p>
      <text:p text:style-name="P26"><text:tab/><text:tab/>String ss = new String("abc,def,g,h");</text:p>
      <text:p text:style-name="P26"><text:tab/><text:tab/>String[] ss2 = ss.split(","); // 以逗号分隔</text:p>
      <text:p text:style-name="P26"><text:tab/><text:tab/>for (String x: ss2) {</text:p>
      <text:p text:style-name="P26"><text:tab/><text:tab/><text:tab/>System.out.print(x + "\t"); // abc def g h</text:p>
      <text:p text:style-name="P26"><text:tab/><text:tab/>}</text:p>
      <text:p text:style-name="P23"><text:span text:style-name="T25">10、格式化字符串</text:span></text:p>
      <text:p text:style-name="P10"><text:span text:style-name="T25">字符串格式化有多种形式</text:span><text:span text:style-name="T26">，如日期格式化</text:span><text:span text:style-name="T27">、时间格式化、进制转换等，Date类的使用需要import包</text:span><text:span text:style-name="T30">java.util.Date，</text:span><text:span text:style-name="T27">如下例子：</text:span></text:p>
      <text:p text:style-name="P29"><text:soft-page-break/><text:tab/><text:tab/>Date d = new Date();</text:p>
      <text:p text:style-name="P29"><text:tab/><text:tab/>System.out.println(d); // Wed Jul 22 16:00:36 CST 2015 默认格式</text:p>
      <text:p text:style-name="P29"><text:tab/><text:tab/>System.out.println(String.format("%tm", d)); // 07 两位数月份</text:p>
      <text:p text:style-name="P29"><text:tab/><text:tab/>System.out.println(String.format("%tH", d)); // 16 两位<text:span text:style-name="T28">24小时制</text:span></text:p>
      <text:p text:style-name="P29"><text:tab/><text:tab/>System.out.println(String.format("%x", 256)); // 100 十六进制</text:p>
      <text:p text:style-name="P24"><text:span text:style-name="T29">11、String</text:span><text:span text:style-name="T31">、</text:span><text:span text:style-name="T29">StringBuffer</text:span><text:span text:style-name="T33">、</text:span><text:span text:style-name="T29">StringBuilder</text:span><text:span text:style-name="T29">类比较</text:span></text:p>
      <text:p text:style-name="P11"><text:span text:style-name="T3">String</text:span><text:span text:style-name="T32">：字符串常量</text:span><text:span text:style-name="T35">，不可变对象，变量内容改变时实际上是生成了一个新的String对象</text:span><text:span text:style-name="T36">，当多次</text:span><text:span text:style-name="T37">、频繁改变变量内容时，会对系统性能产生影响</text:span><text:span text:style-name="T38">，特别是由此导致GC开始工作时，程序速度就会变的很慢。</text:span></text:p>
      <text:p text:style-name="P12"><text:span text:style-name="T3">StringBuffer</text:span><text:span text:style-name="T32">：字符串变量</text:span><text:span text:style-name="T34">，线程安全</text:span><text:span text:style-name="T39">，变量内容改变时其实是对同一个对象进行操作</text:span><text:span text:style-name="T40">，</text:span><text:span text:style-name="T39">效率比String类型高</text:span><text:span text:style-name="T34">。</text:span></text:p>
      <text:p text:style-name="P13"><text:span text:style-name="T3">StringBuilder</text:span><text:span text:style-name="T32">：字符串变量</text:span><text:span text:style-name="T34">，与</text:span><text:span text:style-name="T32">StringBuffer兼容</text:span><text:span text:style-name="T41">，却是</text:span><text:span text:style-name="T34">非线程安全的</text:span><text:span text:style-name="T42">，如果是单线程，优先使用</text:span><text:span text:style-name="T32">StringBuilder</text:span><text:span text:style-name="T42">，它比</text:span><text:span text:style-name="T32">StringBuffer要快</text:span><text:span text:style-name="T34">。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22T09:17:03</meta:creation-date>
    <meta:generator>LibreOffice/4.0.2.2$Linux_X86_64 LibreOffice_project/400m0$Build-2</meta:generator>
    <dc:date>2015-07-22T17:00:35</dc:date>
    <dc:creator>hanjunjie </dc:creator>
    <meta:editing-duration>PT7H42M41S</meta:editing-duration>
    <meta:editing-cycles>101</meta:editing-cycles>
    <meta:document-statistic meta:table-count="0" meta:image-count="0" meta:object-count="0" meta:page-count="3" meta:paragraph-count="77" meta:word-count="1006" meta:character-count="3326" meta:non-whitespace-character-count="2939"/>
  </office:meta>
</office:document-meta>
</file>